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c31" officeooo:paragraph-rsid="00174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istema deve possuir um estoque.</text:p>
      <text:p text:style-name="P1"/>
      <text:p text:style-name="P1">O estoque consiste em produtos</text:p>
      <text:p text:style-name="P1"/>
      <text:p text:style-name="P1">O produto tem que ter nome, descrição, data da compra, valor da compra, valor de venda e data da ultima venda</text:p>
      <text:p text:style-name="P1"/>
      <text:p text:style-name="P1">O caixa possui acesso ao estoque, pode adicionar mais de um produto e somar o valor total de produtos e adicionar a data da ultima venda</text:p>
      <text:p text:style-name="P1"/>
      <text:p text:style-name="P1">Existem dois tipos de funcionários, vendedor e gerente.</text:p>
      <text:p text:style-name="P1"/>
      <text:p text:style-name="P1">Somente o gerente pode adicionar e retirar produtos diretamente do estoque.</text:p>
      <text:p text:style-name="P1"/>
      <text:p text:style-name="P1">O vendedor só pode dar baixa ao estoque através do sistema de ven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9:29:37.492181835</meta:creation-date>
    <dc:date>2017-03-06T09:37:52.306345258</dc:date>
    <meta:editing-duration>PT8M23S</meta:editing-duration>
    <meta:editing-cycles>1</meta:editing-cycles>
    <meta:document-statistic meta:table-count="0" meta:image-count="0" meta:object-count="0" meta:page-count="1" meta:paragraph-count="7" meta:word-count="90" meta:character-count="507" meta:non-whitespace-character-count="424"/>
    <meta:generator>LibreOffice/5.1.4.2$Linux_X86_64 LibreOffice_project/10m0$Build-2</meta:generator>
  </office:meta>
</office:document-meta>
</file>